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ulasi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 - 5*[.A1] + SIN([.A1])"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2 - 5*[.D1] + SIN([.D1])" office:value-type="float" office:value="0.38941834230865" calcext:value-type="float">
            <text:p>0.38941834230865</text:p>
          </table:table-cell>
          <table:table-cell table:formula="of:=ABS([.E1])" office:value-type="float" office:value="0.38941834230865" calcext:value-type="float">
            <text:p>0.389418342308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 - 5*[.A2] + SIN([.A2])" office:value-type="float" office:value="1.59983341664683" calcext:value-type="float">
            <text:p>1.59983341664683</text:p>
          </table:table-cell>
          <table:table-cell/>
          <table:table-cell office:value-type="float" office:value="0.41" calcext:value-type="float">
            <text:p>0.41</text:p>
          </table:table-cell>
          <table:table-cell table:formula="of:=2 - 5*[.D2] + SIN([.D2])" office:value-type="float" office:value="0.348609327984423" calcext:value-type="float">
            <text:p>0.348609327984423</text:p>
          </table:table-cell>
          <table:table-cell table:formula="of:=ABS([.E2])" office:value-type="float" office:value="0.348609327984423" calcext:value-type="float">
            <text:p>0.34860932798442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2 - 5*[.A3] + SIN([.A3])" office:value-type="float" office:value="1.19866933079506" calcext:value-type="float">
            <text:p>1.19866933079506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2 - 5*[.D3] + SIN([.D3])" office:value-type="float" office:value="0.30776045305957" calcext:value-type="float">
            <text:p>0.30776045305957</text:p>
          </table:table-cell>
          <table:table-cell table:formula="of:=ABS([.E3])" office:value-type="float" office:value="0.30776045305957" calcext:value-type="float">
            <text:p>0.307760453059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2 - 5*[.A4] + SIN([.A4])" office:value-type="float" office:value="0.795520206661339" calcext:value-type="float">
            <text:p>0.795520206661339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2 - 5*[.D4] + SIN([.D4])" office:value-type="float" office:value="0.26687080242921" calcext:value-type="float">
            <text:p>0.26687080242921</text:p>
          </table:table-cell>
          <table:table-cell table:formula="of:=ABS([.E4])" office:value-type="float" office:value="0.26687080242921" calcext:value-type="float">
            <text:p>0.266870802429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2 - 5*[.A5] + SIN([.A5])" office:value-type="float" office:value="0.38941834230865" calcext:value-type="float">
            <text:p>0.38941834230865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2 - 5*[.D5] + SIN([.D5])" office:value-type="float" office:value="0.225939465065999" calcext:value-type="float">
            <text:p>0.225939465065999</text:p>
          </table:table-cell>
          <table:table-cell table:formula="of:=ABS([.E5])" office:value-type="float" office:value="0.225939465065999" calcext:value-type="float">
            <text:p>0.2259394650659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 - 5*[.A6] + SIN([.A6])" office:value-type="float" office:value="-0.020574461395797" calcext:value-type="float">
            <text:p>-0.020574461395797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2 - 5*[.D6] + SIN([.D6])" office:value-type="float" office:value="0.18496553411123" calcext:value-type="float">
            <text:p>0.18496553411123</text:p>
          </table:table-cell>
          <table:table-cell table:formula="of:=ABS([.E6])" office:value-type="float" office:value="0.18496553411123" calcext:value-type="float">
            <text:p>0.1849655341112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2 - 5*[.A7] + SIN([.A7])" office:value-type="float" office:value="-0.435357526604965" calcext:value-type="float">
            <text:p>-0.435357526604965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2 - 5*[.D7] + SIN([.D7])" office:value-type="float" office:value="0.14394810696552" calcext:value-type="float">
            <text:p>0.14394810696552</text:p>
          </table:table-cell>
          <table:table-cell table:formula="of:=ABS([.E7])" office:value-type="float" office:value="0.14394810696552" calcext:value-type="float">
            <text:p>0.143948106965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2 - 5*[.A8] + SIN([.A8])" office:value-type="float" office:value="-0.855782312762309" calcext:value-type="float">
            <text:p>-0.855782312762309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2 - 5*[.D8] + SIN([.D8])" office:value-type="float" office:value="0.102886285379068" calcext:value-type="float">
            <text:p>0.102886285379068</text:p>
          </table:table-cell>
          <table:table-cell table:formula="of:=ABS([.E8])" office:value-type="float" office:value="0.102886285379068" calcext:value-type="float">
            <text:p>0.1028862853790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2 - 5*[.A9] + SIN([.A9])" office:value-type="float" office:value="-1.28264390910048" calcext:value-type="float">
            <text:p>-1.28264390910048</text:p>
          </table:table-cell>
          <table:table-cell/>
          <table:table-cell office:value-type="float" office:value="0.48" calcext:value-type="float">
            <text:p>0.48</text:p>
          </table:table-cell>
          <table:table-cell table:formula="of:=2 - 5*[.D9] + SIN([.D9])" office:value-type="float" office:value="0.0617791755414825" calcext:value-type="float">
            <text:p>0.061779175541483</text:p>
          </table:table-cell>
          <table:table-cell table:formula="of:=ABS([.E9])" office:value-type="float" office:value="0.0617791755414825" calcext:value-type="float">
            <text:p>0.06177917554148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2 - 5*[.A10] + SIN([.A10])" office:value-type="float" office:value="-1.71667309037252" calcext:value-type="float">
            <text:p>-1.71667309037252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2 - 5*[.D10] + SIN([.D10])" office:value-type="float" office:value="0.0206258881711578" calcext:value-type="float">
            <text:p>0.020625888171158</text:p>
          </table:table-cell>
          <table:table-cell table:formula="of:=ABS([.E10])" office:value-type="float" office:value="0.0206258881711578" calcext:value-type="float">
            <text:p>0.020625888171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 - 5*[.A11] + SIN([.A11])" office:value-type="float" office:value="-2.1585290151921" calcext:value-type="float">
            <text:p>-2.158529015192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2 - 5*[.D11] + SIN([.D11])" office:value-type="float" office:value="-0.020574461395797" calcext:value-type="float">
            <text:p>-0.020574461395797</text:p>
          </table:table-cell>
          <table:table-cell table:formula="of:=ABS([.E11])" office:value-type="float" office:value="0.020574461395797" calcext:value-type="float">
            <text:p>0.0205744613957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2 - 5*[.A12] + SIN([.A12])" office:value-type="float" office:value="-2.60879263993856" calcext:value-type="float">
            <text:p>-2.6087926399385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2 - 5*[.A13] + SIN([.A13])" office:value-type="float" office:value="-3.06796091403277" calcext:value-type="float">
            <text:p>-3.06796091403277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2 - 5*[.A14] + SIN([.A14])" office:value-type="float" office:value="-3.53644181458281" calcext:value-type="float">
            <text:p>-3.53644181458281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2 - 5*[.A15] + SIN([.A15])" office:value-type="float" office:value="-4.01455027001154" calcext:value-type="float">
            <text:p>-4.01455027001154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2 - 5*[.A16] + SIN([.A16])" office:value-type="float" office:value="-4.50250501339595" calcext:value-type="float">
            <text:p>-4.50250501339595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2 - 5*[.A17] + SIN([.A17])" office:value-type="float" office:value="-5.00042639695849" calcext:value-type="float">
            <text:p>-5.00042639695849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2 - 5*[.A18] + SIN([.A18])" office:value-type="float" office:value="-5.50833518954753" calcext:value-type="float">
            <text:p>-5.50833518954753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2 - 5*[.A19] + SIN([.A19])" office:value-type="float" office:value="-6.02615236912181" calcext:value-type="float">
            <text:p>-6.0261523691218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2 - 5*[.A20] + SIN([.A20])" office:value-type="float" office:value="-6.55369991231259" calcext:value-type="float">
            <text:p>-6.553699912312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 - 5*[.A21] + SIN([.A21])" office:value-type="float" office:value="-7.09070257317432" calcext:value-type="float">
            <text:p>-7.09070257317432</text:p>
          </table:table-cell>
          <table:table-cell table:number-columns-repeated="4"/>
        </table:table-row>
      </table:table>
      <table:table table:name="biseksi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(x) = x^3 - 7x +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(x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^3 - 7*[.A3] + 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4]^3 - 7*[.A4] + 1" office:value-type="float" office:value="-4.439" calcext:value-type="float">
            <text:p>-4.439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5]^3 - 7*[.A5] + 1" office:value-type="float" office:value="-3.752" calcext:value-type="float">
            <text:p>-3.752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6]^3 - 7*[.A6] + 1" office:value-type="float" office:value="-2.933" calcext:value-type="float">
            <text:p>-2.933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7]^3 - 7*[.A7] + 1" office:value-type="float" office:value="-1.976" calcext:value-type="float">
            <text:p>-1.976</text:p>
          </table:table-cell>
          <table:table-cell table:number-columns-repeated="2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1" table:formula="of:=[.A8]^3 - 7*[.A8] + 1" office:value-type="float" office:value="-0.875" calcext:value-type="float">
            <text:p>-0.875</text:p>
          </table:table-cell>
          <table:table-cell/>
          <table:table-cell table:style-name="ce1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table:style-name="ce1" table:formula="of:=[.A9]^3 - 7*[.A9] + 1" office:value-type="float" office:value="0.376000000000001" calcext:value-type="float">
            <text:p>0.376000000000001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10]^3 - 7*[.A10] + 1" office:value-type="float" office:value="1.783" calcext:value-type="float">
            <text:p>1.783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11]^3 - 7*[.A11] + 1" office:value-type="float" office:value="3.352" calcext:value-type="float">
            <text:p>3.352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12]^3 - 7*[.A12] + 1" office:value-type="float" office:value="5.089" calcext:value-type="float">
            <text:p>5.0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^3 - 7*[.A13] + 1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.5" calcext:value-type="float">
            <text:p>2.5</text:p>
          </table:table-cell>
          <table:table-cell table:formula="of:=[.B16]^3 - 7*[.B16]+ 1" office:value-type="float" office:value="-0.875" calcext:value-type="float">
            <text:p>-0.875</text:p>
          </table:table-cell>
          <table:table-cell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float" office:value="2.6" calcext:value-type="float">
            <text:p>2.6</text:p>
          </table:table-cell>
          <table:table-cell table:style-name="ce1" table:formula="of:=[.B17]^3 - 7*[.B17]+ 1" office:value-type="float" office:value="0.376000000000001" calcext:value-type="float">
            <text:p>0.376000000000001</text:p>
          </table:table-cell>
          <table:table-cell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1" table:formula="of:=([.B16]+[.B17])/2" office:value-type="float" office:value="2.55" calcext:value-type="float">
            <text:p>2.55</text:p>
          </table:table-cell>
          <table:table-cell table:style-name="ce1" table:formula="of:=[.B18]^3 - 7*[.B18]+ 1" office:value-type="float" office:value="-0.268625" calcext:value-type="float">
            <text:p>-0.268625</text:p>
          </table:table-cell>
          <table:table-cell/>
        </table:table-row>
        <table:table-row table:style-name="ro1">
          <table:table-cell office:value-type="string" calcext:value-type="string">
            <text:p>x4</text:p>
          </table:table-cell>
          <table:table-cell table:formula="of:=([.B17]+[.B18])/2" office:value-type="float" office:value="2.575" calcext:value-type="float">
            <text:p>2.575</text:p>
          </table:table-cell>
          <table:table-cell table:formula="of:=[.B16]^3 - 7*[.B16]+ 1" office:value-type="float" office:value="-0.875" calcext:value-type="float">
            <text:p>-0.875</text:p>
          </table:table-cell>
          <table:table-cell/>
        </table:table-row>
      </table:table>
      <table:table table:name="regula fals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(x) = x^3 + x^2 – 3*x -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^3 + [.A3]^2 - 3*[.A3] - 3" office:value-type="float" office:value="-4" calcext:value-type="float">
            <text:p>-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A4]^3 + [.A4]^2 - 3*[.A4] - 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^3 + [.A5]^2 - 3*[.A5] - 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^3 + [.A6]^2 - 3*[.A6] - 3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^3 + [.A7]^2 - 3*[.A7] - 3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^3 + [.A8]^2 - 3*[.A8] - 3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^3 + [.A9]^2 - 3*[.A9] - 3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^3 + [.A10]^2 - 3*[.A10] - 3" office:value-type="float" office:value="549" calcext:value-type="float">
            <text:p>54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 [.A14] - ([.B14])/([.B14]-[.B13])*([.A14]-[.A13])" office:value-type="float" office:value="1.57142857142857" calcext:value-type="float">
            <text:p>1.57142857142857</text:p>
          </table:table-cell>
          <table:table-cell table:style-name="ce2" table:formula="of:=[.A15]^3 + [.A15]^2 - 3*[.A15] - 3" office:value-type="float" office:value="-1.36443148688047" calcext:value-type="float">
            <text:p>-1.36443148688047</text:p>
          </table:table-cell>
        </table:table-row>
      </table:table>
      <table:table table:name="iterasi_tetap" table:style-name="ta1"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-[.A1]^2 / 6 + [.A1]" office:value-type="float" office:value="0" calcext:value-type="float">
            <text:p>0</text:p>
          </table:table-cell>
          <table:table-cell table:formula="of:=[.A1]^3/18+[.A1]^2/2+1/3" office:value-type="float" office:value="0.333333333333333" calcext:value-type="float">
            <text:p>0.333333333333333</text:p>
          </table:table-cell>
          <table:table-cell table:formula="of:=[.C1]^3/18+[.C1]^2/2+1/3" office:value-type="float" office:value="0.390946502057613" calcext:value-type="float">
            <text:p>0.390946502057613</text:p>
          </table:table-cell>
          <table:table-cell table:formula="of:=[.D1]^3/18+[.D1]^2/2+1/3" office:value-type="float" office:value="0.413072469174443" calcext:value-type="float">
            <text:p>0.413072469174443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-[.A2]^2 / 6 + [.A2]" office:value-type="float" office:value="0.101666666666667" calcext:value-type="float">
            <text:p>0.101666666666667</text:p>
          </table:table-cell>
          <table:table-cell table:formula="of:=[.A2]^3/18+[.A2]^2/2+1/3" office:value-type="float" office:value="0.338388888888889" calcext:value-type="float">
            <text:p>0.338388888888889</text:p>
          </table:table-cell>
          <table:table-cell table:formula="of:=[.C2]^3/18+[.C2]^2/2+1/3" office:value-type="float" office:value="0.392739515066025" calcext:value-type="float">
            <text:p>0.392739515066025</text:p>
          </table:table-cell>
          <table:table-cell table:formula="of:=[.D2]^3/18+[.D2]^2/2+1/3" office:value-type="float" office:value="0.413820932350904" calcext:value-type="float">
            <text:p>0.413820932350904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[.A3]^2 / 6 + [.A3]" office:value-type="float" office:value="0.206666666666667" calcext:value-type="float">
            <text:p>0.206666666666667</text:p>
          </table:table-cell>
          <table:table-cell table:formula="of:=[.A3]^3/18+[.A3]^2/2+1/3" office:value-type="float" office:value="0.353777777777778" calcext:value-type="float">
            <text:p>0.353777777777778</text:p>
          </table:table-cell>
          <table:table-cell table:formula="of:=[.C3]^3/18+[.C3]^2/2+1/3" office:value-type="float" office:value="0.398372600937662" calcext:value-type="float">
            <text:p>0.398372600937662</text:p>
          </table:table-cell>
          <table:table-cell table:formula="of:=[.D3]^3/18+[.D3]^2/2+1/3" office:value-type="float" office:value="0.416196032491879" calcext:value-type="float">
            <text:p>0.416196032491879</text:p>
          </table:table-cell>
          <table:table-cell table:number-columns-repeated="2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-[.A4]^2 / 6 + [.A4]" office:value-type="float" office:value="0.315" calcext:value-type="float">
            <text:p>0.315</text:p>
          </table:table-cell>
          <table:table-cell table:formula="of:=[.A4]^3/18+[.A4]^2/2+1/3" office:value-type="float" office:value="0.379833333333333" calcext:value-type="float">
            <text:p>0.379833333333333</text:p>
          </table:table-cell>
          <table:table-cell table:formula="of:=[.C4]^3/18+[.C4]^2/2+1/3" office:value-type="float" office:value="0.408514448981224" calcext:value-type="float">
            <text:p>0.408514448981224</text:p>
          </table:table-cell>
          <table:table-cell table:formula="of:=[.D4]^3/18+[.D4]^2/2+1/3" office:value-type="float" office:value="0.420562835723376" calcext:value-type="float">
            <text:p>0.420562835723376</text:p>
          </table:table-cell>
          <table:table-cell table:number-columns-repeated="2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-[.A5]^2 / 6 + [.A5]" office:value-type="float" office:value="0.426666666666667" calcext:value-type="float">
            <text:p>0.426666666666667</text:p>
          </table:table-cell>
          <table:table-cell table:formula="of:=[.A5]^3/18+[.A5]^2/2+1/3" office:value-type="float" office:value="0.416888888888889" calcext:value-type="float">
            <text:p>0.416888888888889</text:p>
          </table:table-cell>
          <table:table-cell table:formula="of:=[.C5]^3/18+[.C5]^2/2+1/3" office:value-type="float" office:value="0.424256715364121" calcext:value-type="float">
            <text:p>0.424256715364121</text:p>
          </table:table-cell>
          <table:table-cell table:formula="of:=[.D5]^3/18+[.D5]^2/2+1/3" office:value-type="float" office:value="0.427572633689618" calcext:value-type="float">
            <text:p>0.427572633689618</text:p>
          </table:table-cell>
          <table:table-cell table:number-columns-repeated="2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[.A6]^2 / 6 + [.A6]" office:value-type="float" office:value="0.541666666666667" calcext:value-type="float">
            <text:p>0.541666666666667</text:p>
          </table:table-cell>
          <table:table-cell table:formula="of:=[.A6]^3/18+[.A6]^2/2+1/3" office:value-type="float" office:value="0.465277777777778" calcext:value-type="float">
            <text:p>0.465277777777778</text:p>
          </table:table-cell>
          <table:table-cell table:formula="of:=[.C6]^3/18+[.C6]^2/2+1/3" office:value-type="float" office:value="0.447170867478043" calcext:value-type="float">
            <text:p>0.447170867478043</text:p>
          </table:table-cell>
          <table:table-cell table:formula="of:=[.D6]^3/18+[.D6]^2/2+1/3" office:value-type="float" office:value="0.438281841512542" calcext:value-type="float">
            <text:p>0.438281841512542</text:p>
          </table:table-cell>
          <table:table-cell table:number-columns-repeated="20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-[.A7]^2 / 6 + [.A7]" office:value-type="float" office:value="0.66" calcext:value-type="float">
            <text:p>0.66</text:p>
          </table:table-cell>
          <table:table-cell table:formula="of:=[.A7]^3/18+[.A7]^2/2+1/3" office:value-type="float" office:value="0.525333333333333" calcext:value-type="float">
            <text:p>0.525333333333333</text:p>
          </table:table-cell>
          <table:table-cell table:formula="of:=[.C7]^3/18+[.C7]^2/2+1/3" office:value-type="float" office:value="0.479375273613169" calcext:value-type="float">
            <text:p>0.479375273613169</text:p>
          </table:table-cell>
          <table:table-cell table:formula="of:=[.D7]^3/18+[.D7]^2/2+1/3" office:value-type="float" office:value="0.454353701525028" calcext:value-type="float">
            <text:p>0.454353701525028</text:p>
          </table:table-cell>
          <table:table-cell table:number-columns-repeated="20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-[.A8]^2 / 6 + [.A8]" office:value-type="float" office:value="0.781666666666667" calcext:value-type="float">
            <text:p>0.781666666666667</text:p>
          </table:table-cell>
          <table:table-cell table:formula="of:=[.A8]^3/18+[.A8]^2/2+1/3" office:value-type="float" office:value="0.597388888888889" calcext:value-type="float">
            <text:p>0.597388888888889</text:p>
          </table:table-cell>
          <table:table-cell table:formula="of:=[.C8]^3/18+[.C8]^2/2+1/3" office:value-type="float" office:value="0.523614089751724" calcext:value-type="float">
            <text:p>0.523614089751724</text:p>
          </table:table-cell>
          <table:table-cell table:formula="of:=[.D8]^3/18+[.D8]^2/2+1/3" office:value-type="float" office:value="0.47839475599206" calcext:value-type="float">
            <text:p>0.47839475599206</text:p>
          </table:table-cell>
          <table:table-cell table:number-columns-repeated="20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-[.A9]^2 / 6 + [.A9]" office:value-type="float" office:value="0.906666666666667" calcext:value-type="float">
            <text:p>0.906666666666667</text:p>
          </table:table-cell>
          <table:table-cell table:style-name="ce1" table:formula="of:=[.A9]^3/18+[.A9]^2/2+1/3" office:value-type="float" office:value="0.681777777777778" calcext:value-type="float">
            <text:p>0.681777777777778</text:p>
          </table:table-cell>
          <table:table-cell table:formula="of:=[.C9]^3/18+[.C9]^2/2+1/3" office:value-type="float" office:value="0.583349612822436" calcext:value-type="float">
            <text:p>0.583349612822436</text:p>
          </table:table-cell>
          <table:table-cell table:formula="of:=[.D9]^3/18+[.D9]^2/2+1/3" office:value-type="float" office:value="0.514510162583336" calcext:value-type="float">
            <text:p>0.514510162583336</text:p>
          </table:table-cell>
          <table:table-cell table:formula="of:=[.E9]^3/18+[.E9]^2/2+1/3" office:value-type="float" office:value="0.473260436712118" calcext:value-type="float">
            <text:p>0.473260436712118</text:p>
          </table:table-cell>
          <table:table-cell table:formula="of:=[.F9]^3/18+[.F9]^2/2+1/3" office:value-type="float" office:value="0.45120987131181" calcext:value-type="float">
            <text:p>0.45120987131181</text:p>
          </table:table-cell>
          <table:table-cell table:formula="of:=[.G9]^3/18+[.G9]^2/2+1/3" office:value-type="float" office:value="0.44023195035725" calcext:value-type="float">
            <text:p>0.44023195035725</text:p>
          </table:table-cell>
          <table:table-cell table:formula="of:=[.H9]^3/18+[.H9]^2/2+1/3" office:value-type="float" office:value="0.43497535104641" calcext:value-type="float">
            <text:p>0.43497535104641</text:p>
          </table:table-cell>
          <table:table-cell table:formula="of:=[.I9]^3/18+[.I9]^2/2+1/3" office:value-type="float" office:value="0.432507271519981" calcext:value-type="float">
            <text:p>0.432507271519981</text:p>
          </table:table-cell>
          <table:table-cell table:formula="of:=[.J9]^3/18+[.J9]^2/2+1/3" office:value-type="float" office:value="0.431359376000129" calcext:value-type="float">
            <text:p>0.431359376000129</text:p>
          </table:table-cell>
          <table:table-cell table:formula="of:=[.K9]^3/18+[.K9]^2/2+1/3" office:value-type="float" office:value="0.430827868530181" calcext:value-type="float">
            <text:p>0.430827868530181</text:p>
          </table:table-cell>
          <table:table-cell table:formula="of:=[.L9]^3/18+[.L9]^2/2+1/3" office:value-type="float" office:value="0.430582276337997" calcext:value-type="float">
            <text:p>0.430582276337997</text:p>
          </table:table-cell>
          <table:table-cell table:formula="of:=[.M9]^3/18+[.M9]^2/2+1/3" office:value-type="float" office:value="0.430468905362156" calcext:value-type="float">
            <text:p>0.430468905362156</text:p>
          </table:table-cell>
          <table:table-cell table:formula="of:=[.N9]^3/18+[.N9]^2/2+1/3" office:value-type="float" office:value="0.430416593994217" calcext:value-type="float">
            <text:p>0.430416593994217</text:p>
          </table:table-cell>
          <table:table-cell table:formula="of:=[.O9]^3/18+[.O9]^2/2+1/3" office:value-type="float" office:value="0.430392461561742" calcext:value-type="float">
            <text:p>0.430392461561742</text:p>
          </table:table-cell>
          <table:table-cell table:formula="of:=[.P9]^3/18+[.P9]^2/2+1/3" office:value-type="float" office:value="0.430381329772498" calcext:value-type="float">
            <text:p>0.430381329772498</text:p>
          </table:table-cell>
          <table:table-cell table:formula="of:=[.Q9]^3/18+[.Q9]^2/2+1/3" office:value-type="float" office:value="0.430376195134052" calcext:value-type="float">
            <text:p>0.430376195134052</text:p>
          </table:table-cell>
          <table:table-cell table:formula="of:=[.R9]^3/18+[.R9]^2/2+1/3" office:value-type="float" office:value="0.430373826783392" calcext:value-type="float">
            <text:p>0.430373826783392</text:p>
          </table:table-cell>
          <table:table-cell table:formula="of:=[.S9]^3/18+[.S9]^2/2+1/3" office:value-type="float" office:value="0.43037273439242" calcext:value-type="float">
            <text:p>0.43037273439242</text:p>
          </table:table-cell>
          <table:table-cell table:formula="of:=[.T9]^3/18+[.T9]^2/2+1/3" office:value-type="float" office:value="0.430372230534213" calcext:value-type="float">
            <text:p>0.430372230534213</text:p>
          </table:table-cell>
          <table:table-cell table:formula="of:=[.U9]^3/18+[.U9]^2/2+1/3" office:value-type="float" office:value="0.430371998133363" calcext:value-type="float">
            <text:p>0.430371998133363</text:p>
          </table:table-cell>
          <table:table-cell table:formula="of:=[.V9]^3/18+[.V9]^2/2+1/3" office:value-type="float" office:value="0.430371890940297" calcext:value-type="float">
            <text:p>0.430371890940297</text:p>
          </table:table-cell>
          <table:table-cell table:formula="of:=[.W9]^3/18+[.W9]^2/2+1/3" office:value-type="float" office:value="0.430371841498359" calcext:value-type="float">
            <text:p>0.430371841498359</text:p>
          </table:table-cell>
          <table:table-cell table:formula="of:=[.X9]^3/18+[.X9]^2/2+1/3" office:value-type="float" office:value="0.430371818693668" calcext:value-type="float">
            <text:p>0.430371818693668</text:p>
          </table:table-cell>
        </table:table-row>
        <table:table-row table:style-name="ro1">
          <table:table-cell table:style-name="Default" office:value-type="float" office:value="0.9" calcext:value-type="float">
            <text:p>0.9</text:p>
          </table:table-cell>
          <table:table-cell table:style-name="Default" table:formula="of:=-[.A10]^2 / 6 + [.A10]" office:value-type="float" office:value="1.035" calcext:value-type="float">
            <text:p>1.035</text:p>
          </table:table-cell>
          <table:table-cell table:formula="of:=[.A10]^3/18+[.A10]^2/2+1/3" office:value-type="float" office:value="0.778833333333333" calcext:value-type="float">
            <text:p>0.778833333333333</text:p>
          </table:table-cell>
          <table:table-cell table:formula="of:=[.C10]^3/18+[.C10]^2/2+1/3" office:value-type="float" office:value="0.662869890745113" calcext:value-type="float">
            <text:p>0.662869890745113</text:p>
          </table:table-cell>
          <table:table-cell table:formula="of:=[.D10]^3/18+[.D10]^2/2+1/3" office:value-type="float" office:value="0.569212840732843" calcext:value-type="float">
            <text:p>0.569212840732843</text:p>
          </table:table-cell>
          <table:table-cell table:number-columns-repeated="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-[.A11]^2 / 6 + [.A11]" office:value-type="float" office:value="1.16666666666667" calcext:value-type="float">
            <text:p>1.16666666666667</text:p>
          </table:table-cell>
          <table:table-cell table:formula="of:=[.A11]^3/18+[.A11]^2/2+1/3" office:value-type="float" office:value="0.888888888888889" calcext:value-type="float">
            <text:p>0.888888888888889</text:p>
          </table:table-cell>
          <table:table-cell table:formula="of:=[.C11]^3/18+[.C11]^2/2+1/3" office:value-type="float" office:value="0.767413504039018" calcext:value-type="float">
            <text:p>0.767413504039018</text:p>
          </table:table-cell>
          <table:table-cell table:formula="of:=[.D11]^3/18+[.D11]^2/2+1/3" office:value-type="float" office:value="0.652903289543021" calcext:value-type="float">
            <text:p>0.652903289543021</text:p>
          </table:table-cell>
          <table:table-cell table:number-columns-repeated="20"/>
        </table:table-row>
        <table:table-row table:style-name="ro1">
          <table:table-cell table:style-name="Default" office:value-type="float" office:value="1.1" calcext:value-type="float">
            <text:p>1.1</text:p>
          </table:table-cell>
          <table:table-cell table:style-name="Default" table:formula="of:=-[.A12]^2 / 6 + [.A12]" office:value-type="float" office:value="1.30166666666667" calcext:value-type="float">
            <text:p>1.30166666666667</text:p>
          </table:table-cell>
          <table:table-cell table:formula="of:=[.A12]^3/18+[.A12]^2/2+1/3" office:value-type="float" office:value="1.01227777777778" calcext:value-type="float">
            <text:p>1.01227777777778</text:p>
          </table:table-cell>
          <table:table-cell table:formula="of:=[.C12]^3/18+[.C12]^2/2+1/3" office:value-type="float" office:value="0.903313561669915" calcext:value-type="float">
            <text:p>0.903313561669915</text:p>
          </table:table-cell>
          <table:table-cell table:formula="of:=[.D12]^3/18+[.D12]^2/2+1/3" office:value-type="float" office:value="0.782270008482022" calcext:value-type="float">
            <text:p>0.782270008482022</text:p>
          </table:table-cell>
          <table:table-cell table:number-columns-repeated="20"/>
        </table:table-row>
        <table:table-row table:style-name="ro1">
          <table:table-cell table:style-name="Default" office:value-type="float" office:value="1.2" calcext:value-type="float">
            <text:p>1.2</text:p>
          </table:table-cell>
          <table:table-cell table:style-name="Default" table:formula="of:=-[.A13]^2 / 6 + [.A13]" office:value-type="float" office:value="1.44" calcext:value-type="float">
            <text:p>1.44</text:p>
          </table:table-cell>
          <table:table-cell table:formula="of:=[.A13]^3/18+[.A13]^2/2+1/3" office:value-type="float" office:value="1.14933333333333" calcext:value-type="float">
            <text:p>1.14933333333333</text:p>
          </table:table-cell>
          <table:table-cell table:formula="of:=[.C13]^3/18+[.C13]^2/2+1/3" office:value-type="float" office:value="1.07816308516872" calcext:value-type="float">
            <text:p>1.07816308516872</text:p>
          </table:table-cell>
          <table:table-cell table:formula="of:=[.D13]^3/18+[.D13]^2/2+1/3" office:value-type="float" office:value="0.984178663222156" calcext:value-type="float">
            <text:p>0.984178663222156</text:p>
          </table:table-cell>
          <table:table-cell table:number-columns-repeated="20"/>
        </table:table-row>
        <table:table-row table:style-name="ro1">
          <table:table-cell table:style-name="Default" office:value-type="float" office:value="1.3" calcext:value-type="float">
            <text:p>1.3</text:p>
          </table:table-cell>
          <table:table-cell table:style-name="Default" table:formula="of:=-[.A14]^2 / 6 + [.A14]" office:value-type="float" office:value="1.58166666666667" calcext:value-type="float">
            <text:p>1.58166666666667</text:p>
          </table:table-cell>
          <table:table-cell table:formula="of:=[.A14]^3/18+[.A14]^2/2+1/3" office:value-type="float" office:value="1.30038888888889" calcext:value-type="float">
            <text:p>1.30038888888889</text:p>
          </table:table-cell>
          <table:table-cell table:formula="of:=[.C14]^3/18+[.C14]^2/2+1/3" office:value-type="float" office:value="1.30100408986952" calcext:value-type="float">
            <text:p>1.30100408986952</text:p>
          </table:table-cell>
          <table:table-cell table:formula="of:=[.D14]^3/18+[.D14]^2/2+1/3" office:value-type="float" office:value="1.30197774696289" calcext:value-type="float">
            <text:p>1.30197774696289</text:p>
          </table:table-cell>
          <table:table-cell table:number-columns-repeated="20"/>
        </table:table-row>
      </table:table>
      <table:table table:name="newton_rhapson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fx</text:p>
          </table:table-cell>
          <table:table-cell table:style-name="Default" office:value-type="string" calcext:value-type="string">
            <text:p>f’x</text:p>
          </table:table-cell>
          <table:table-cell table:style-name="Default" office:value-type="string" calcext:value-type="string">
            <text:p>f’’x</text:p>
          </table:table-cell>
          <table:table-cell office:value-type="string" calcext:value-type="string">
            <text:p>syar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EXP([.A2]) - 3*[.A2]^2" office:value-type="float" office:value="1" calcext:value-type="float">
            <text:p>1</text:p>
          </table:table-cell>
          <table:table-cell table:style-name="Default" table:formula="of:=EXP([.A2])-6*[.A2]" office:value-type="float" office:value="1" calcext:value-type="float">
            <text:p>1</text:p>
          </table:table-cell>
          <table:table-cell table:style-name="Default" table:formula="of:=EXP([.A2])-6" office:value-type="float" office:value="-5" calcext:value-type="float">
            <text:p>-5</text:p>
          </table:table-cell>
          <table:table-cell table:style-name="Default" table:formula="of:=([.B2]*[.D2])/([.C2]*[.C2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table:formula="of:=EXP([.A3]) - 3*[.A3]^2" office:value-type="float" office:value="1.07517091807565" calcext:value-type="float">
            <text:p>1.07517091807565</text:p>
          </table:table-cell>
          <table:table-cell table:style-name="Default" table:formula="of:=EXP([.A3])-6*[.A3]" office:value-type="float" office:value="0.505170918075648" calcext:value-type="float">
            <text:p>0.505170918075648</text:p>
          </table:table-cell>
          <table:table-cell table:style-name="Default" table:formula="of:=EXP([.A3])-6" office:value-type="float" office:value="-4.89482908192435" calcext:value-type="float">
            <text:p>-4.89482908192435</text:p>
          </table:table-cell>
          <table:table-cell table:style-name="Default" table:formula="of:=([.B3]*[.D3])/([.C3]*[.C3])" office:value-type="float" office:value="-20.6223597451695" calcext:value-type="float">
            <text:p>-20.62235974516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Default" table:formula="of:=EXP([.A4]) - 3*[.A4]^2" office:value-type="float" office:value="1.10140275816017" calcext:value-type="float">
            <text:p>1.10140275816017</text:p>
          </table:table-cell>
          <table:table-cell table:style-name="Default" table:formula="of:=EXP([.A4])-6*[.A4]" office:value-type="float" office:value="0.0214027581601697" calcext:value-type="float">
            <text:p>0.02140275816017</text:p>
          </table:table-cell>
          <table:table-cell table:style-name="Default" table:formula="of:=EXP([.A4])-6" office:value-type="float" office:value="-4.77859724183983" calcext:value-type="float">
            <text:p>-4.77859724183983</text:p>
          </table:table-cell>
          <table:table-cell table:style-name="Default" table:formula="of:=([.B4]*[.D4])/([.C4]*[.C4])" office:value-type="float" office:value="-11489.6579380933" calcext:value-type="float">
            <text:p>-11489.65793809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Default" table:formula="of:=EXP([.A5]) - 3*[.A5]^2" office:value-type="float" office:value="1.079858807576" calcext:value-type="float">
            <text:p>1.079858807576</text:p>
          </table:table-cell>
          <table:table-cell table:style-name="Default" table:formula="of:=EXP([.A5])-6*[.A5]" office:value-type="float" office:value="-0.450141192423997" calcext:value-type="float">
            <text:p>-0.450141192423997</text:p>
          </table:table-cell>
          <table:table-cell table:style-name="Default" table:formula="of:=EXP([.A5])-6" office:value-type="float" office:value="-4.650141192424" calcext:value-type="float">
            <text:p>-4.650141192424</text:p>
          </table:table-cell>
          <table:table-cell table:style-name="Default" table:formula="of:=([.B5]*[.D5])/([.C5]*[.C5])" office:value-type="float" office:value="-24.7819570713284" calcext:value-type="float">
            <text:p>-24.78195707132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Default" table:formula="of:=EXP([.A6]) - 3*[.A6]^2" office:value-type="float" office:value="1.01182469764127" calcext:value-type="float">
            <text:p>1.01182469764127</text:p>
          </table:table-cell>
          <table:table-cell table:style-name="Default" table:formula="of:=EXP([.A6])-6*[.A6]" office:value-type="float" office:value="-0.90817530235873" calcext:value-type="float">
            <text:p>-0.90817530235873</text:p>
          </table:table-cell>
          <table:table-cell table:style-name="Default" table:formula="of:=EXP([.A6])-6" office:value-type="float" office:value="-4.50817530235873" calcext:value-type="float">
            <text:p>-4.50817530235873</text:p>
          </table:table-cell>
          <table:table-cell table:style-name="Default" table:formula="of:=([.B6]*[.D6])/([.C6]*[.C6])" office:value-type="float" office:value="-5.53052929337505" calcext:value-type="float">
            <text:p>-5.530529293375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table:formula="of:=EXP([.A7]) - 3*[.A7]^2" office:value-type="float" office:value="0.898721270700128" calcext:value-type="float">
            <text:p>0.898721270700128</text:p>
          </table:table-cell>
          <table:table-cell table:style-name="Default" table:formula="of:=EXP([.A7])-6*[.A7]" office:value-type="float" office:value="-1.35127872929987" calcext:value-type="float">
            <text:p>-1.35127872929987</text:p>
          </table:table-cell>
          <table:table-cell table:style-name="Default" table:formula="of:=EXP([.A7])-6" office:value-type="float" office:value="-4.35127872929987" calcext:value-type="float">
            <text:p>-4.35127872929987</text:p>
          </table:table-cell>
          <table:table-cell table:style-name="Default" table:formula="of:=([.B7]*[.D7])/([.C7]*[.C7])" office:value-type="float" office:value="-2.14166748522335" calcext:value-type="float">
            <text:p>-2.141667485223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table:formula="of:=EXP([.A8]) - 3*[.A8]^2" office:value-type="float" office:value="0.742118800390509" calcext:value-type="float">
            <text:p>0.742118800390509</text:p>
          </table:table-cell>
          <table:table-cell table:style-name="Default" table:formula="of:=EXP([.A8])-6*[.A8]" office:value-type="float" office:value="-1.77788119960949" calcext:value-type="float">
            <text:p>-1.77788119960949</text:p>
          </table:table-cell>
          <table:table-cell table:style-name="Default" table:formula="of:=EXP([.A8])-6" office:value-type="float" office:value="-4.17788119960949" calcext:value-type="float">
            <text:p>-4.17788119960949</text:p>
          </table:table-cell>
          <table:table-cell table:style-name="Default" table:formula="of:=([.B8]*[.D8])/([.C8]*[.C8])" office:value-type="float" office:value="-0.980898443430068" calcext:value-type="float">
            <text:p>-0.98089844343006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table:formula="of:=EXP([.A9]) - 3*[.A9]^2" office:value-type="float" office:value="0.543752707470476" calcext:value-type="float">
            <text:p>0.543752707470476</text:p>
          </table:table-cell>
          <table:table-cell table:style-name="Default" table:formula="of:=EXP([.A9])-6*[.A9]" office:value-type="float" office:value="-2.18624729252952" calcext:value-type="float">
            <text:p>-2.18624729252952</text:p>
          </table:table-cell>
          <table:table-cell table:style-name="Default" table:formula="of:=EXP([.A9])-6" office:value-type="float" office:value="-3.98624729252952" calcext:value-type="float">
            <text:p>-3.98624729252952</text:p>
          </table:table-cell>
          <table:table-cell table:style-name="Default" table:formula="of:=([.B9]*[.D9])/([.C9]*[.C9])" office:value-type="float" office:value="-0.453489358451657" calcext:value-type="float">
            <text:p>-0.4534893584516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table:formula="of:=EXP([.A10]) - 3*[.A10]^2" office:value-type="float" office:value="0.305540928492467" calcext:value-type="float">
            <text:p>0.305540928492467</text:p>
          </table:table-cell>
          <table:table-cell table:style-name="Default" table:formula="of:=EXP([.A10])-6*[.A10]" office:value-type="float" office:value="-2.57445907150753" calcext:value-type="float">
            <text:p>-2.57445907150753</text:p>
          </table:table-cell>
          <table:table-cell table:style-name="Default" table:formula="of:=EXP([.A10])-6" office:value-type="float" office:value="-3.77445907150753" calcext:value-type="float">
            <text:p>-3.77445907150753</text:p>
          </table:table-cell>
          <table:table-cell table:style-name="Default" table:formula="of:=([.B10]*[.D10])/([.C10]*[.C10])" office:value-type="float" office:value="-0.174001154882263" calcext:value-type="float">
            <text:p>-0.174001154882263</text:p>
          </table:table-cell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formula="of:=EXP([.A11]) - 3*[.A11]^2" office:value-type="float" office:value="0.0296031111569497" calcext:value-type="float">
            <text:p>0.02960311115695</text:p>
          </table:table-cell>
          <table:table-cell table:formula="of:=EXP([.A11])-6*[.A11]" office:value-type="float" office:value="-2.94039688884305" calcext:value-type="float">
            <text:p>-2.94039688884305</text:p>
          </table:table-cell>
          <table:table-cell table:formula="of:=EXP([.A11])-6" office:value-type="float" office:value="-3.54039688884305" calcext:value-type="float">
            <text:p>-3.54039688884305</text:p>
          </table:table-cell>
          <table:table-cell table:formula="of:=([.B11]*[.D11])/([.C11]*[.C11])" office:value-type="float" office:value="-0.0121220870168265" calcext:value-type="float">
            <text:p>-0.012122087016827</text:p>
          </table:table-cell>
        </table:table-row>
        <table:table-row table:style-name="ro1">
          <table:table-cell table:formula="of:=[.A11]-[.B11]/[.C11]" office:value-type="float" office:value="0.910067726322686" calcext:value-type="float">
            <text:p>0.910067726322686</text:p>
          </table:table-cell>
          <table:table-cell table:formula="of:=EXP([.A12]) - 3*[.A12]^2" office:value-type="float" office:value="-0.000179006370319534" calcext:value-type="float">
            <text:p>-0.00017900637032</text:p>
          </table:table-cell>
          <table:table-cell table:formula="of:=EXP([.A12])-6*[.A12]" office:value-type="float" office:value="-2.97591556482401" calcext:value-type="float">
            <text:p>-2.97591556482401</text:p>
          </table:table-cell>
          <table:table-cell table:formula="of:=EXP([.A12])-6" office:value-type="float" office:value="-3.51550920688789" calcext:value-type="float">
            <text:p>-3.51550920688789</text:p>
          </table:table-cell>
          <table:table-cell table:formula="of:=([.B12]*[.D12])/([.C12]*[.C12])" office:value-type="float" office:value="0.000071058415061325" calcext:value-type="float">
            <text:p>7.1058415061325E-05</text:p>
          </table:table-cell>
        </table:table-row>
        <table:table-row table:style-name="ro1">
          <table:table-cell table:formula="of:=[.A12]-[.B12]/[.C12]" office:value-type="float" office:value="0.910007574626033" calcext:value-type="float">
            <text:p>0.910007574626033</text:p>
          </table:table-cell>
          <table:table-cell table:formula="of:=EXP([.A13]) - 3*[.A13]^2" office:value-type="float" office:value="-0.00000000636004493514974" calcext:value-type="float">
            <text:p>-6.36004493514974E-09</text:p>
          </table:table-cell>
          <table:table-cell table:formula="of:=EXP([.A13])-6*[.A13]" office:value-type="float" office:value="-2.97570409648598" calcext:value-type="float">
            <text:p>-2.97570409648598</text:p>
          </table:table-cell>
          <table:table-cell table:formula="of:=EXP([.A13])-6" office:value-type="float" office:value="-3.51565864872978" calcext:value-type="float">
            <text:p>-3.51565864872978</text:p>
          </table:table-cell>
          <table:table-cell table:formula="of:=([.B13]*[.D13])/([.C13]*[.C13])" office:value-type="float" office:value="0.00000000252515126642784" calcext:value-type="float">
            <text:p>2.52515126642784E-09</text:p>
          </table:table-cell>
        </table:table-row>
        <table:table-row table:style-name="ro1">
          <table:table-cell table:formula="of:=[.A13]-[.B13]/[.C13]" office:value-type="float" office:value="0.910007572488709" calcext:value-type="float">
            <text:p>0.910007572488709</text:p>
          </table:table-cell>
          <table:table-cell table:formula="of:=EXP([.A14]) - 3*[.A14]^2" office:value-type="float" office:value="0" calcext:value-type="float">
            <text:p>0</text:p>
          </table:table-cell>
          <table:table-cell table:formula="of:=EXP([.A14])-6*[.A14]" office:value-type="float" office:value="-2.97570408897187" calcext:value-type="float">
            <text:p>-2.97570408897187</text:p>
          </table:table-cell>
          <table:table-cell table:formula="of:=EXP([.A14])-6" office:value-type="float" office:value="-3.51565865403962" calcext:value-type="float">
            <text:p>-3.51565865403962</text:p>
          </table:table-cell>
          <table:table-cell table:formula="of:=([.B14]*[.D14])/([.C14]*[.C14])" office:value-type="float" office:value="-0" calcext:value-type="float">
            <text:p>0</text:p>
          </table:table-cell>
        </table:table-row>
        <table:table-row table:style-name="ro1">
          <table:table-cell table:formula="of:=[.A14]-[.B14]/[.C14]" office:value-type="float" office:value="0.910007572488709" calcext:value-type="float">
            <text:p>0.910007572488709</text:p>
          </table:table-cell>
          <table:table-cell table:formula="of:=EXP([.A15]) - 3*[.A15]^2" office:value-type="float" office:value="0" calcext:value-type="float">
            <text:p>0</text:p>
          </table:table-cell>
          <table:table-cell table:formula="of:=EXP([.A15])-6*[.A15]" office:value-type="float" office:value="-2.97570408897187" calcext:value-type="float">
            <text:p>-2.97570408897187</text:p>
          </table:table-cell>
          <table:table-cell table:formula="of:=EXP([.A15])-6" office:value-type="float" office:value="-3.51565865403962" calcext:value-type="float">
            <text:p>-3.51565865403962</text:p>
          </table:table-cell>
          <table:table-cell table:formula="of:=([.B15]*[.D15])/([.C15]*[.C15])" office:value-type="float" office:value="-0" calcext:value-type="float">
            <text:p>0</text:p>
          </table:table-cell>
        </table:table-row>
        <table:table-row table:style-name="ro1">
          <table:table-cell table:formula="of:=[.A15]-[.B15]/[.C15]" office:value-type="float" office:value="0.910007572488709" calcext:value-type="float">
            <text:p>0.910007572488709</text:p>
          </table:table-cell>
          <table:table-cell table:formula="of:=EXP([.A16]) - 3*[.A16]^2" office:value-type="float" office:value="0" calcext:value-type="float">
            <text:p>0</text:p>
          </table:table-cell>
          <table:table-cell table:formula="of:=EXP([.A16])-6*[.A16]" office:value-type="float" office:value="-2.97570408897187" calcext:value-type="float">
            <text:p>-2.97570408897187</text:p>
          </table:table-cell>
          <table:table-cell table:formula="of:=EXP([.A16])-6" office:value-type="float" office:value="-3.51565865403962" calcext:value-type="float">
            <text:p>-3.51565865403962</text:p>
          </table:table-cell>
          <table:table-cell table:formula="of:=([.B16]*[.D16])/([.C16]*[.C16])" office:value-type="float" office:value="-0" calcext:value-type="float">
            <text:p>0</text:p>
          </table:table-cell>
        </table:table-row>
        <table:table-row table:style-name="ro1">
          <table:table-cell table:formula="of:=[.A16]-[.B16]/[.C16]" office:value-type="float" office:value="0.910007572488709" calcext:value-type="float">
            <text:p>0.910007572488709</text:p>
          </table:table-cell>
          <table:table-cell table:formula="of:=EXP([.A17]) - 3*[.A17]^2" office:value-type="float" office:value="0" calcext:value-type="float">
            <text:p>0</text:p>
          </table:table-cell>
          <table:table-cell table:formula="of:=EXP([.A17])-6*[.A17]" office:value-type="float" office:value="-2.97570408897187" calcext:value-type="float">
            <text:p>-2.97570408897187</text:p>
          </table:table-cell>
          <table:table-cell table:formula="of:=EXP([.A17])-6" office:value-type="float" office:value="-3.51565865403962" calcext:value-type="float">
            <text:p>-3.51565865403962</text:p>
          </table:table-cell>
          <table:table-cell table:formula="of:=([.B17]*[.D17])/([.C17]*[.C17])" office:value-type="float" office:value="-0" calcext:value-type="float">
            <text:p>0</text:p>
          </table:table-cell>
        </table:table-row>
        <table:table-row table:style-name="ro1">
          <table:table-cell table:formula="of:=[.A17]-[.B17]/[.C17]" office:value-type="float" office:value="0.910007572488709" calcext:value-type="float">
            <text:p>0.910007572488709</text:p>
          </table:table-cell>
          <table:table-cell table:formula="of:=EXP([.A18]) - 3*[.A18]^2" office:value-type="float" office:value="0" calcext:value-type="float">
            <text:p>0</text:p>
          </table:table-cell>
          <table:table-cell table:formula="of:=EXP([.A18])-6*[.A18]" office:value-type="float" office:value="-2.97570408897187" calcext:value-type="float">
            <text:p>-2.97570408897187</text:p>
          </table:table-cell>
          <table:table-cell table:formula="of:=EXP([.A18])-6" office:value-type="float" office:value="-3.51565865403962" calcext:value-type="float">
            <text:p>-3.51565865403962</text:p>
          </table:table-cell>
          <table:table-cell table:formula="of:=([.B18]*[.D18])/([.C18]*[.C18])" office:value-type="float" office:value="-0" calcext:value-type="float">
            <text:p>0</text:p>
          </table:table-cell>
        </table:table-row>
        <table:table-row table:style-name="ro1">
          <table:table-cell table:formula="of:=[.A18]-[.B18]/[.C18]" office:value-type="float" office:value="0.910007572488709" calcext:value-type="float">
            <text:p>0.910007572488709</text:p>
          </table:table-cell>
          <table:table-cell table:formula="of:=EXP([.A19]) - 3*[.A19]^2" office:value-type="float" office:value="0" calcext:value-type="float">
            <text:p>0</text:p>
          </table:table-cell>
          <table:table-cell table:formula="of:=EXP([.A19])-6*[.A19]" office:value-type="float" office:value="-2.97570408897187" calcext:value-type="float">
            <text:p>-2.97570408897187</text:p>
          </table:table-cell>
          <table:table-cell table:formula="of:=EXP([.A19])-6" office:value-type="float" office:value="-3.51565865403962" calcext:value-type="float">
            <text:p>-3.51565865403962</text:p>
          </table:table-cell>
          <table:table-cell table:formula="of:=([.B19]*[.D19])/([.C19]*[.C19])" office:value-type="float" office:value="-0" calcext:value-type="float">
            <text:p>0</text:p>
          </table:table-cell>
        </table:table-row>
        <table:table-row table:style-name="ro1">
          <table:table-cell table:formula="of:=[.A19]-[.B19]/[.C19]" office:value-type="float" office:value="0.910007572488709" calcext:value-type="float">
            <text:p>0.910007572488709</text:p>
          </table:table-cell>
          <table:table-cell table:formula="of:=EXP([.A20]) - 3*[.A20]^2" office:value-type="float" office:value="0" calcext:value-type="float">
            <text:p>0</text:p>
          </table:table-cell>
          <table:table-cell table:formula="of:=EXP([.A20])-6*[.A20]" office:value-type="float" office:value="-2.97570408897187" calcext:value-type="float">
            <text:p>-2.97570408897187</text:p>
          </table:table-cell>
          <table:table-cell table:formula="of:=EXP([.A20])-6" office:value-type="float" office:value="-3.51565865403962" calcext:value-type="float">
            <text:p>-3.51565865403962</text:p>
          </table:table-cell>
          <table:table-cell table:formula="of:=([.B20]*[.D20])/([.C20]*[.C20])" office:value-type="float" office:value="-0" calcext:value-type="float">
            <text:p>0</text:p>
          </table:table-cell>
        </table:table-row>
        <table:table-row table:style-name="ro1">
          <table:table-cell table:formula="of:=[.A20]-[.B20]/[.C20]" office:value-type="float" office:value="0.910007572488709" calcext:value-type="float">
            <text:p>0.910007572488709</text:p>
          </table:table-cell>
          <table:table-cell table:formula="of:=EXP([.A21]) - 3*[.A21]^2" office:value-type="float" office:value="0" calcext:value-type="float">
            <text:p>0</text:p>
          </table:table-cell>
          <table:table-cell table:formula="of:=EXP([.A21])-6*[.A21]" office:value-type="float" office:value="-2.97570408897187" calcext:value-type="float">
            <text:p>-2.97570408897187</text:p>
          </table:table-cell>
          <table:table-cell table:formula="of:=EXP([.A21])-6" office:value-type="float" office:value="-3.51565865403962" calcext:value-type="float">
            <text:p>-3.51565865403962</text:p>
          </table:table-cell>
          <table:table-cell table:formula="of:=([.B21]*[.D21])/([.C21]*[.C21])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09-24T12:58:14.582129012</meta:creation-date>
    <dc:date>2018-09-24T14:45:25.320782580</dc:date>
    <dc:creator>Mifta Nur Farid</dc:creator>
    <meta:editing-duration>PT13M4S</meta:editing-duration>
    <meta:editing-cycles>3</meta:editing-cycles>
    <meta:generator>LibreOffice/6.1.0.3$Linux_X86_64 LibreOffice_project/10$Build-3</meta:generator>
    <meta:document-statistic meta:table-count="5" meta:cell-count="331" meta:object-count="0"/>
  </office:meta>
</office:document-meta>
</file>